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cm" fo:min-width="0cm"/>
    </style:style>
    <style:style style:name="gr2" style:family="graphic" style:parent-style-name="standard">
      <style:graphic-properties svg:stroke-width="0.03cm" svg:stroke-color="#000000" draw:marker-start-width="0.295cm" draw:marker-end-width="0.295cm" draw:fill="none" draw:fill-color="#ffffff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0.55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0.75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6.27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0.55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text-position="sub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layer="layout" svg:width="1.056cm" svg:height="1.33cm" svg:x="8.6cm" svg:y="5.17cm">
            <draw:text-box>
              <text:p>a<text:span text:style-name="T1">8</text:span></text:p>
            </draw:text-box>
          </draw:frame>
          <draw:ellipse draw:style-name="gr2" draw:text-style-name="P1" draw:layer="layout" svg:width="1.3cm" svg:height="1.2cm" svg:x="8.5cm" svg:y="5.1cm">
            <text:p/>
          </draw:ellipse>
        </draw:g>
        <draw:g>
          <draw:frame draw:style-name="gr3" draw:layer="layout" svg:width="1.056cm" svg:height="1.17cm" svg:x="6.663cm" svg:y="5.104cm">
            <draw:text-box>
              <text:p>a<text:span text:style-name="T1">9</text:span></text:p>
            </draw:text-box>
          </draw:frame>
          <draw:ellipse draw:style-name="gr2" draw:text-style-name="P1" draw:layer="layout" svg:width="1.3cm" svg:height="1.2cm" svg:x="6.5cm" svg:y="5.1cm">
            <text:p/>
          </draw:ellipse>
        </draw:g>
        <draw:g>
          <draw:frame draw:style-name="gr4" draw:layer="layout" svg:width="1.259cm" svg:height="1.17cm" svg:x="4.541cm" svg:y="5.169cm">
            <draw:text-box>
              <text:p>a<text:span text:style-name="T1">10</text:span></text:p>
            </draw:text-box>
          </draw:frame>
          <draw:ellipse draw:style-name="gr2" draw:text-style-name="P1" draw:layer="layout" svg:width="1.3cm" svg:height="1.2cm" svg:x="4.462cm" svg:y="5.1cm">
            <text:p/>
          </draw:ellipse>
        </draw:g>
        <draw:g>
          <draw:frame draw:style-name="gr3" draw:layer="layout" svg:width="1.056cm" svg:height="1.17cm" svg:x="10.7cm" svg:y="5.1cm">
            <draw:text-box>
              <text:p>a<text:span text:style-name="T1">7</text:span></text:p>
            </draw:text-box>
          </draw:frame>
          <draw:ellipse draw:style-name="gr2" draw:text-style-name="P1" draw:layer="layout" svg:width="1.3cm" svg:height="1.2cm" svg:x="10.5cm" svg:y="5.1cm">
            <text:p/>
          </draw:ellipse>
        </draw:g>
        <draw:g>
          <draw:frame draw:style-name="gr3" draw:layer="layout" svg:width="1.056cm" svg:height="1.17cm" svg:x="18.706cm" svg:y="5.142cm">
            <draw:text-box>
              <text:p>a<text:span text:style-name="T1">3</text:span></text:p>
            </draw:text-box>
          </draw:frame>
          <draw:ellipse draw:style-name="gr2" draw:text-style-name="P1" draw:layer="layout" svg:width="1.3cm" svg:height="1.2cm" svg:x="18.5cm" svg:y="5.1cm">
            <text:p/>
          </draw:ellipse>
        </draw:g>
        <draw:g>
          <draw:frame draw:style-name="gr3" draw:layer="layout" svg:width="1.056cm" svg:height="1.17cm" svg:x="12.68cm" svg:y="5.196cm">
            <draw:text-box>
              <text:p>a<text:span text:style-name="T1">6</text:span></text:p>
            </draw:text-box>
          </draw:frame>
          <draw:ellipse draw:style-name="gr2" draw:text-style-name="P1" draw:layer="layout" svg:width="1.3cm" svg:height="1.2cm" svg:x="12.5cm" svg:y="5.1cm">
            <text:p/>
          </draw:ellipse>
        </draw:g>
        <draw:g>
          <draw:frame draw:style-name="gr5" draw:layer="layout" svg:width="1.056cm" svg:height="1.17cm" svg:x="20.7cm" svg:y="5.2cm">
            <draw:text-box>
              <text:p>a<text:span text:style-name="T1">2</text:span></text:p>
            </draw:text-box>
          </draw:frame>
          <draw:ellipse draw:style-name="gr2" draw:text-style-name="P1" draw:layer="layout" svg:width="1.3cm" svg:height="1.2cm" svg:x="20.5cm" svg:y="5.1cm">
            <text:p/>
          </draw:ellipse>
        </draw:g>
        <draw:g>
          <draw:frame draw:style-name="gr3" draw:layer="layout" svg:width="1.056cm" svg:height="1.17cm" svg:x="14.7cm" svg:y="5.1cm">
            <draw:text-box>
              <text:p>a<text:span text:style-name="T1">5</text:span></text:p>
            </draw:text-box>
          </draw:frame>
          <draw:ellipse draw:style-name="gr2" draw:text-style-name="P1" draw:layer="layout" svg:width="1.3cm" svg:height="1.2cm" svg:x="14.5cm" svg:y="5.1cm">
            <text:p/>
          </draw:ellipse>
        </draw:g>
        <draw:g>
          <draw:frame draw:style-name="gr6" draw:layer="layout" svg:width="1.056cm" svg:height="1.17cm" svg:x="22.744cm" svg:y="5.161cm">
            <draw:text-box>
              <text:p>a<text:span text:style-name="T1">1</text:span></text:p>
            </draw:text-box>
          </draw:frame>
          <draw:ellipse draw:style-name="gr2" draw:text-style-name="P1" draw:layer="layout" svg:width="1.3cm" svg:height="1.2cm" svg:x="22.5cm" svg:y="5.1cm">
            <text:p/>
          </draw:ellipse>
        </draw:g>
        <draw:g>
          <draw:frame draw:style-name="gr6" draw:layer="layout" svg:width="1.056cm" svg:height="1.17cm" svg:x="16.719cm" svg:y="5.13cm">
            <draw:text-box>
              <text:p>a<text:span text:style-name="T1">4</text:span></text:p>
            </draw:text-box>
          </draw:frame>
          <draw:ellipse draw:style-name="gr2" draw:text-style-name="P1" draw:layer="layout" svg:width="1.3cm" svg:height="1.2cm" svg:x="16.5cm" svg:y="5.088cm">
            <text:p/>
          </draw:ellipse>
        </draw:g>
        <draw:line draw:style-name="gr7" draw:text-style-name="P1" draw:layer="layout" svg:x1="5.8cm" svg:y1="5.7cm" svg:x2="6.5cm" svg:y2="5.7cm">
          <text:p/>
        </draw:line>
        <draw:line draw:style-name="gr7" draw:text-style-name="P1" draw:layer="layout" svg:x1="13.8cm" svg:y1="5.7cm" svg:x2="14.5cm" svg:y2="5.7cm">
          <text:p/>
        </draw:line>
        <draw:line draw:style-name="gr7" draw:text-style-name="P1" draw:layer="layout" svg:x1="11.8cm" svg:y1="5.7cm" svg:x2="12.5cm" svg:y2="5.7cm">
          <text:p/>
        </draw:line>
        <draw:line draw:style-name="gr7" draw:text-style-name="P1" draw:layer="layout" svg:x1="9.8cm" svg:y1="5.7cm" svg:x2="10.5cm" svg:y2="5.7cm">
          <text:p/>
        </draw:line>
        <draw:line draw:style-name="gr7" draw:text-style-name="P1" draw:layer="layout" svg:x1="7.8cm" svg:y1="5.7cm" svg:x2="8.5cm" svg:y2="5.7cm">
          <text:p/>
        </draw:line>
        <draw:line draw:style-name="gr7" draw:text-style-name="P1" draw:layer="layout" svg:x1="21.8cm" svg:y1="5.7cm" svg:x2="22.5cm" svg:y2="5.7cm">
          <text:p/>
        </draw:line>
        <draw:line draw:style-name="gr7" draw:text-style-name="P1" draw:layer="layout" svg:x1="19.8cm" svg:y1="5.7cm" svg:x2="20.5cm" svg:y2="5.7cm">
          <text:p/>
        </draw:line>
        <draw:line draw:style-name="gr7" draw:text-style-name="P1" draw:layer="layout" svg:x1="17.8cm" svg:y1="5.7cm" svg:x2="18.5cm" svg:y2="5.7cm">
          <text:p/>
        </draw:line>
        <draw:line draw:style-name="gr7" draw:text-style-name="P1" draw:layer="layout" svg:x1="15.8cm" svg:y1="5.7cm" svg:x2="16.5cm" svg:y2="5.7cm">
          <text:p/>
        </draw:line>
        <draw:line draw:style-name="gr7" draw:text-style-name="P1" draw:layer="layout" svg:x1="3.8cm" svg:y1="5.7cm" svg:x2="4.5cm" svg:y2="5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SE </meta:initial-creator>
    <meta:creation-date>2017-07-12T19:37:51.28</meta:creation-date>
    <dc:date>2017-07-12T23:04:04.01</dc:date>
    <dc:creator>SSE </dc:creator>
    <meta:editing-duration>PT2H6M43S</meta:editing-duration>
    <meta:editing-cycles>6</meta:editing-cycles>
    <meta:generator>OpenOffice/4.1.0$Win32 OpenOffice.org_project/410m18$Build-9764</meta:generator>
    <meta:document-statistic meta:object-count="40"/>
  </office:meta>
</office:document-meta>
</file>